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2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7" style:family="paragraph" style:parent-style-name="Heading_20_3">
      <style:text-properties fo:font-variant="normal" fo:text-transform="none" fo:color="#000000" style:font-name="Helvetica" fo:font-size="11.25pt" fo:letter-spacing="normal" fo:font-style="normal" fo:font-weight="bold"/>
    </style:style>
    <style:style style:name="P8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1.25pt" fo:letter-spacing="normal" fo:font-style="normal" fo:font-weight="bold"/>
    </style:style>
    <style:style style:name="T1" style:family="text">
      <style:text-properties fo:font-variant="normal" fo:text-transform="none" fo:color="#000000" style:font-name="Helvetic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9.7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1. What number's bigger?</text:h>
      <text:list xml:id="list7582259333769564863" text:style-name="L1">
        <text:list-item>
          <text:p text:style-name="P1"><text:span text:style-name="T1">Write a function named </text:span><text:span text:style-name="Source_20_Text"><text:span text:style-name="T2">greaterNum</text:span></text:span><text:span text:style-name="T1"> that:</text:span></text:p>
          <text:list>
            <text:list-item>
              <text:p text:style-name="P3">takes 2 arguments, both numbers.</text:p>
            </text:list-item>
            <text:list-item>
              <text:p text:style-name="P3">returns whichever number is the greater (higher) number.</text:p>
            </text:list-item>
          </text:list>
        </text:list-item>
        <text:list-item>
          <text:p text:style-name="P5">Call that function 2 times with different number pairs, and log the output to make sure it works (e.g. "The greater number of 5 and 10 is 10.").</text:p>
        </text:list-item>
      </text:list>
      <text:h text:style-name="P8" text:outline-level="3">2. The World Translator</text:h>
      <text:list xml:id="list6456655135693101080" text:style-name="L2">
        <text:list-item>
          <text:p text:style-name="P2"><text:span text:style-name="T1">Write a function named </text:span><text:span text:style-name="Source_20_Text"><text:span text:style-name="T2">helloWorld</text:span></text:span><text:span text:style-name="T1"> that:</text:span></text:p>
          <text:list>
            <text:list-item>
              <text:p text:style-name="P4">takes 1 argument, a language code (e.g. "es", "de", "en")</text:p>
            </text:list-item>
            <text:list-item>
              <text:p text:style-name="P4">returns "Hello, World" for the given language, for atleast 3 languages. It should default to returning English.</text:p>
            </text:list-item>
          </text:list>
        </text:list-item>
        <text:list-item>
          <text:p text:style-name="P6">Call that function for each of the supported languages and log the result to make sure it work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idro narukami</meta:initial-creator>
    <meta:creation-date>2016-09-19T12:42:32.07</meta:creation-date>
    <meta:document-statistic meta:table-count="0" meta:image-count="0" meta:object-count="0" meta:page-count="1" meta:paragraph-count="10" meta:word-count="114" meta:character-count="629"/>
    <dc:date>2016-09-19T12:42:55.90</dc:date>
    <dc:creator>isidro narukami</dc:creator>
    <meta:editing-duration>PT24S</meta:editing-duration>
    <meta:editing-cycles>1</meta:editing-cycles>
    <meta:generator>OpenOffice/4.1.2$Win32 OpenOffice.org_project/412m3$Build-9782</meta:generator>
  </office:meta>
</office:document-meta>
</file>